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8.6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2.226cm" fo:min-width="5.37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3" draw:id="id3" draw:layer="layout" svg:width="5.2cm" svg:height="2.4cm" svg:x="7.9cm" svg:y="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4cm" svg:height="1.1cm" svg:x="8.7cm" svg:y="4.7cm">
          <text:p text:style-name="P1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3cm" svg:height="2.2cm" svg:x="7.7cm" svg:y="6.8cm">
          <text:p text:style-name="P1"><text:span text:style-name="T1">I &lt;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" draw:id="id1" draw:layer="layout" svg:width="5.1cm" svg:height="1.9cm" svg:x="0.8cm" svg:y="13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3.35cm" svg:y1="13.9cm" svg:x2="7.7cm" svg:y2="7.9cm" draw:start-shape="id1" draw:start-glue-point="4" draw:end-shape="id2" draw:end-glue-point="5" svg:d="M3350 13900v-6000h4350" svg:viewBox="0 0 4351 6001">
          <text:p text:style-name="P1"><text:span text:style-name="T1">FAŁSZ</text:span></text:p>
        </draw:connector>
        <draw:custom-shape draw:style-name="gr6" draw:text-style-name="P2" xml:id="id4" draw:id="id4" draw:layer="layout" svg:width="5.035cm" svg:height="1.483cm" draw:transform="rotate (-0.0104719755119665) translate (3.516cm 3.064cm)">
          <text:p text:style-name="P1"><text:span text:style-name="T1">Podaj wysokość </text:span><text:span text:style-name="T1"><text:line-break/></text:span><text:span text:style-name="T1">i szerokość prostoką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draw:type="lines" svg:x1="10.5cm" svg:y1="2.6cm" svg:x2="6.663cm" svg:y2="3.097cm" draw:start-shape="id3" draw:start-glue-point="8" draw:end-shape="id4" draw:end-glue-point="4" svg:d="M10500 2600v502l-3837-539v534" svg:viewBox="0 0 3838 540">
          <text:p/>
        </draw:connector>
        <draw:connector draw:style-name="gr7" draw:text-style-name="P4" draw:layer="layout" draw:type="lines" svg:x1="7.914cm" svg:y1="3.851cm" svg:x2="9.9cm" svg:y2="4.7cm" draw:start-shape="id4" draw:start-glue-point="6" draw:end-shape="id5" draw:end-glue-point="0" svg:d="M7914 3851h1138l848 348v501" svg:viewBox="0 0 1987 850">
          <text:p/>
        </draw:connector>
        <draw:connector draw:style-name="gr7" draw:text-style-name="P4" draw:layer="layout" draw:type="lines" svg:x1="9.9cm" svg:y1="5.8cm" svg:x2="9.85cm" svg:y2="6.8cm" draw:start-shape="id5" draw:start-glue-point="2" draw:end-shape="id2" draw:end-glue-point="4" svg:d="M9900 5800v501l-50-2v501" svg:viewBox="0 0 51 1001">
          <text:p/>
        </draw:connector>
        <draw:rect draw:style-name="gr8" draw:text-style-name="P2" xml:id="id6" draw:id="id6" draw:layer="layout" svg:width="2.5cm" svg:height="1.1cm" svg:x="9.1cm" svg:y="10cm">
          <text:p text:style-name="P1"><text:span text:style-name="T1">Zwiększ i o 1</text:span></text:p>
        </draw:rect>
        <draw:connector draw:style-name="gr7" draw:text-style-name="P4" draw:layer="layout" draw:type="lines" svg:x1="9.85cm" svg:y1="9cm" svg:x2="10.35cm" svg:y2="10cm" draw:start-shape="id2" draw:start-glue-point="6" draw:end-shape="id6" draw:end-glue-point="0" svg:d="M9850 9000v502l500-3v501" svg:viewBox="0 0 501 1001">
          <text:p/>
        </draw:connector>
        <draw:rect draw:style-name="gr8" draw:text-style-name="P2" xml:id="id7" draw:id="id7" draw:layer="layout" svg:width="1.6cm" svg:height="0.9cm" svg:x="9.5cm" svg:y="12.3cm">
          <text:p text:style-name="P1"><text:span text:style-name="T1">J = 1</text:span></text:p>
        </draw:rect>
        <draw:custom-shape draw:style-name="gr6" draw:text-style-name="P2" xml:id="id8" draw:id="id8" draw:layer="layout" svg:width="3.8cm" svg:height="2.5cm" svg:x="10.1cm" svg:y="14.2cm">
          <text:p text:style-name="P1"><text:span text:style-name="T1">J &lt;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s" svg:x1="10.3cm" svg:y1="13.2cm" svg:x2="12cm" svg:y2="14.2cm" draw:start-shape="id7" draw:start-glue-point="2" draw:end-shape="id8" draw:end-glue-point="4" svg:d="M10300 13200v501l1700-2v501" svg:viewBox="0 0 1701 1001">
          <text:p/>
        </draw:connector>
        <draw:connector draw:style-name="gr7" draw:text-style-name="P4" draw:layer="layout" draw:type="lines" svg:x1="10.35cm" svg:y1="11.1cm" svg:x2="10.3cm" svg:y2="12.3cm" draw:start-shape="id6" draw:start-glue-point="2" draw:end-shape="id7" draw:end-glue-point="0" svg:d="M10350 11100v501l-50 198v501" svg:viewBox="0 0 51 1201">
          <text:p/>
        </draw:connector>
        <draw:rect draw:style-name="gr8" draw:text-style-name="P2" xml:id="id9" draw:id="id9" draw:layer="layout" svg:width="2.6cm" svg:height="0.9cm" svg:x="10.7cm" svg:y="17.4cm">
          <text:p text:style-name="P1"><text:span text:style-name="T1">Zwiększ j o 1</text:span></text:p>
        </draw:rect>
        <draw:connector draw:style-name="gr9" draw:text-style-name="P3" draw:layer="layout" draw:type="lines" svg:x1="12cm" svg:y1="16.7cm" svg:x2="12cm" svg:y2="17.4cm" draw:start-shape="id8" draw:start-glue-point="6" draw:end-shape="id9" draw:end-glue-point="0" svg:d="M12000 16700v502-303 501" svg:viewBox="0 0 1 701">
          <text:p text:style-name="P1"><text:span text:style-name="T1">Prawda</text:span></text:p>
        </draw:connector>
        <draw:custom-shape draw:style-name="gr6" draw:text-style-name="P2" xml:id="id10" draw:id="id10" draw:layer="layout" svg:width="4.3cm" svg:height="3cm" svg:x="7.1cm" svg:y="18.9cm">
          <text:p text:style-name="P1"><text:span text:style-name="T1">I = 1 lub i = wys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s" svg:x1="12cm" svg:y1="18.3cm" svg:x2="11.4cm" svg:y2="20.4cm" draw:start-shape="id9" draw:start-glue-point="2" draw:end-shape="id10" draw:end-glue-point="7" svg:d="M12000 18300v501l-98 1599h-502" svg:viewBox="0 0 601 2101">
          <text:p/>
        </draw:connector>
        <draw:rect draw:style-name="gr8" draw:text-style-name="P1" xml:id="id11" draw:id="id11" draw:layer="layout" svg:width="3.6cm" svg:height="1.8cm" svg:x="15.1cm" svg:y="26.1cm">
          <text:p text:style-name="P1">Drukuj #</text:p>
        </draw:rect>
        <draw:custom-shape draw:style-name="gr6" draw:text-style-name="P2" xml:id="id12" draw:id="id12" draw:layer="layout" svg:width="3.4cm" svg:height="2.1cm" svg:x="13.7cm" svg:y="21.8cm">
          <text:p text:style-name="P1"><text:span text:style-name="T1">J = 1 lub j = szerokośc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s" svg:x1="9.25cm" svg:y1="21.9cm" svg:x2="16.9cm" svg:y2="26.1cm" draw:start-shape="id10" draw:start-glue-point="6" draw:end-shape="id11" draw:end-glue-point="0" svg:d="M9250 21900v502l7650 3197v501" svg:viewBox="0 0 7651 4201">
          <text:p text:style-name="P1"><text:span text:style-name="T1">Prawda</text:span></text:p>
        </draw:connector>
        <draw:connector draw:style-name="gr7" draw:text-style-name="P3" draw:layer="layout" draw:type="lines" svg:x1="12cm" svg:y1="18.3cm" svg:x2="15.4cm" svg:y2="21.8cm" draw:start-shape="id9" draw:start-glue-point="2" draw:end-shape="id12" draw:end-glue-point="4" svg:d="M12000 18300v501l3400 2498v501" svg:viewBox="0 0 3401 3501">
          <text:p/>
        </draw:connector>
        <draw:connector draw:style-name="gr9" draw:text-style-name="P3" draw:layer="layout" draw:type="lines" svg:x1="15.4cm" svg:y1="23.9cm" svg:x2="16.9cm" svg:y2="26.1cm" draw:start-shape="id12" draw:start-glue-point="6" draw:end-shape="id11" draw:end-glue-point="0" svg:d="M15400 23900v502l1500 1197v501" svg:viewBox="0 0 1501 2201">
          <text:p text:style-name="P1"><text:span text:style-name="T1">Prawda</text:span></text:p>
        </draw:connector>
        <draw:rect draw:style-name="gr8" draw:text-style-name="P1" xml:id="id13" draw:id="id13" draw:layer="layout" svg:width="3.5cm" svg:height="1.9cm" svg:x="3.5cm" svg:y="24.3cm">
          <text:p text:style-name="P1">Drukuj ' '</text:p>
        </draw:rect>
        <draw:connector draw:style-name="gr9" draw:text-style-name="P3" draw:layer="layout" draw:type="lines" svg:x1="7.1cm" svg:y1="20.4cm" svg:x2="5.25cm" svg:y2="24.3cm" draw:start-shape="id10" draw:start-glue-point="5" draw:end-shape="id13" draw:end-glue-point="0" svg:d="M7100 20400h-501l-1349 3399v501" svg:viewBox="0 0 1851 3901">
          <text:p text:style-name="P1"><text:span text:style-name="T1">Fałsz</text:span></text:p>
          <text:p text:style-name="P1"><text:span text:style-name="T1"/></text:p>
        </draw:connector>
        <draw:connector draw:style-name="gr9" draw:text-style-name="P3" draw:layer="layout" draw:type="lines" svg:x1="13.7cm" svg:y1="22.85cm" svg:x2="5.25cm" svg:y2="24.3cm" draw:start-shape="id12" draw:start-glue-point="5" draw:end-shape="id13" draw:end-glue-point="0" svg:d="M13700 22850h-501l-7949 949v501" svg:viewBox="0 0 8451 1451">
          <text:p text:style-name="P1"><text:span text:style-name="T1">Fałsz</text:span></text:p>
        </draw:connector>
        <draw:connector draw:style-name="gr9" draw:text-style-name="P3" draw:layer="layout" draw:type="lines" svg:x1="10.1cm" svg:y1="15.45cm" svg:x2="7.7cm" svg:y2="7.9cm" draw:start-shape="id8" draw:end-shape="id2" draw:end-glue-point="5" svg:d="M10100 15450h-501l-2400-7550h501" svg:viewBox="0 0 2902 7551">
          <text:p text:style-name="P1"><text:span text:style-name="T1">Fałsz</text:span></text:p>
        </draw:connector>
        <draw:connector draw:style-name="gr7" draw:text-style-name="P4" draw:layer="layout" draw:type="line" svg:x1="3.5cm" svg:y1="25.25cm" svg:x2="3.35cm" svg:y2="15.8cm" draw:start-shape="id13" draw:start-glue-point="3" draw:end-shape="id1" svg:d="M3500 25250l-150-9450" svg:viewBox="0 0 151 9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04:29.486311969</meta:creation-date>
    <dc:date>2019-10-03T11:02:24.877691100</dc:date>
    <meta:editing-duration>PT50M5S</meta:editing-duration>
    <meta:editing-cycles>3</meta:editing-cycles>
    <meta:generator>LibreOffice/6.0.7.3$Linux_X86_64 LibreOffice_project/00m0$Build-3</meta:generator>
    <meta:document-statistic meta:object-count="29"/>
  </office:meta>
</office:document-meta>
</file>